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281000020E7425634B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 style:text-autospace="none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 New Roman" fo:font-size="17pt" style:font-name-asian="Times New Roman1" style:font-size-asian="17pt" style:font-name-complex="Times New Roman1" style:font-size-complex="17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ESTADUAL DE GOIÁS</text:p>
      <text:p text:style-name="P2">UNIDADE DE CIÊNCIAS EXATAS E TECNOLÓGICAS</text:p>
      <text:p text:style-name="P2">COORDENAÇÃO DE ENGENHARIA CIVIL</text:p>
      <text:p text:style-name="P2"/>
      <text:p text:style-name="P2"><draw:frame draw:style-name="fr1" draw:name="figura1" text:anchor-type="paragraph" svg:width="13.598cm" svg:height="12.936cm" draw:z-index="0"><draw:image xlink:href="Pictures/2000000700002281000020E7425634B4.svm" xlink:type="simple" xlink:show="embed" xlink:actuate="onLoad"/></draw:frame></text:p>
      <text:p text:style-name="P2">PROJETO DE EVENTO</text:p>
      <text:p text:style-name="P2">IV SEMANA DE ENGENHARIA CIVIL DA UE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ápolis, Julho de 2006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7$Build-9044</meta:generator>
    <meta:initial-creator>ueg uEG</meta:initial-creator>
    <meta:creation-date>2006-10-03T13:11:23</meta:creation-date>
    <dc:creator>ueg uEG</dc:creator>
    <dc:date>2006-10-03T13:11:47</dc:date>
    <dc:language>pt-BR</dc:language>
    <meta:editing-cycles>2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28" meta:character-count="179"/>
  </office:meta>
</office:document-meta>
</file>